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b2c6d" officeooo:paragraph-rsid="000b2c6d"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b2c6d" officeooo:paragraph-rsid="000b2c6d" style:font-weight-asian="normal" style:font-weight-complex="normal"/>
    </style:style>
    <style:style style:name="P3" style:family="paragraph" style:parent-style-name="Text_20_body">
      <style:text-properties officeooo:paragraph-rsid="000b7f30"/>
    </style:style>
    <style:style style:name="P4" style:family="paragraph" style:parent-style-name="Text_20_body">
      <style:text-properties officeooo:rsid="000b7f30" officeooo:paragraph-rsid="000b7f30"/>
    </style:style>
    <style:style style:name="P5" style:family="paragraph" style:parent-style-name="Text_20_body">
      <style:text-properties officeooo:rsid="000deb3c" officeooo:paragraph-rsid="000deb3c"/>
    </style:style>
    <style:style style:name="P6" style:family="paragraph" style:parent-style-name="Text_20_body">
      <style:text-properties officeooo:rsid="00108fa2" officeooo:paragraph-rsid="00108fa2"/>
    </style:style>
    <style:style style:name="P7" style:family="paragraph" style:parent-style-name="Text_20_body">
      <style:text-properties officeooo:paragraph-rsid="00108fa2"/>
    </style:style>
    <style:style style:name="P8" style:family="paragraph" style:parent-style-name="Text_20_body">
      <style:text-properties fo:font-weight="bold" officeooo:rsid="00108fa2" officeooo:paragraph-rsid="00108fa2" style:font-weight-asian="bold" style:font-weight-complex="bold"/>
    </style:style>
    <style:style style:name="P9" style:family="paragraph" style:parent-style-name="Text_20_body">
      <style:text-properties fo:font-weight="bold" officeooo:rsid="0011b417" officeooo:paragraph-rsid="0011b417" style:font-weight-asian="bold" style:font-weight-complex="bold"/>
    </style:style>
    <style:style style:name="P10" style:family="paragraph" style:parent-style-name="Text_20_body">
      <style:text-properties fo:font-weight="normal" officeooo:rsid="00108fa2" officeooo:paragraph-rsid="00108fa2" style:font-weight-asian="normal" style:font-weight-complex="normal"/>
    </style:style>
    <style:style style:name="P11" style:family="paragraph" style:parent-style-name="Text_20_body">
      <style:text-properties fo:font-weight="normal" officeooo:rsid="0011b417" officeooo:paragraph-rsid="0011b417" style:font-weight-asian="normal" style:font-weight-complex="normal"/>
    </style:style>
    <style:style style:name="P12" style:family="paragraph" style:parent-style-name="Text_20_body">
      <style:text-properties officeooo:rsid="0013070e" officeooo:paragraph-rsid="0013070e"/>
    </style:style>
    <style:style style:name="P13" style:family="paragraph" style:parent-style-name="Text_20_body">
      <style:text-properties officeooo:rsid="0014d0b7" officeooo:paragraph-rsid="0014d0b7"/>
    </style:style>
    <style:style style:name="P14" style:family="paragraph" style:parent-style-name="Text_20_body">
      <style:text-properties officeooo:rsid="000dfa14" officeooo:paragraph-rsid="00102a36"/>
    </style:style>
    <style:style style:name="P15" style:family="paragraph" style:parent-style-name="Text_20_body">
      <style:paragraph-properties fo:break-before="page"/>
      <style:text-properties officeooo:rsid="000b7f30" officeooo:paragraph-rsid="000b7f30"/>
    </style:style>
    <style:style style:name="P16" style:family="paragraph" style:parent-style-name="Standard" style:list-style-name="L1">
      <style:paragraph-properties fo:text-align="start" style:justify-single-word="false"/>
      <style:text-properties style:text-underline-style="none" fo:font-weight="normal" officeooo:rsid="000b2c6d" officeooo:paragraph-rsid="000b2c6d" style:font-weight-asian="normal" style:font-weight-complex="normal"/>
    </style:style>
    <style:style style:name="P17" style:family="paragraph" style:parent-style-name="Standard">
      <style:paragraph-properties fo:text-align="start" style:justify-single-word="false"/>
      <style:text-properties officeooo:paragraph-rsid="000b2c6d"/>
    </style:style>
    <style:style style:name="P18" style:family="paragraph" style:parent-style-name="Text_20_body" style:list-style-name="L3">
      <style:text-properties officeooo:rsid="000b7f30" officeooo:paragraph-rsid="000b7f30"/>
    </style:style>
    <style:style style:name="P19" style:family="paragraph" style:parent-style-name="Text_20_body" style:list-style-name="L4">
      <style:text-properties officeooo:rsid="000deb3c" officeooo:paragraph-rsid="000deb3c"/>
    </style:style>
    <style:style style:name="P20" style:family="paragraph" style:parent-style-name="Text_20_body" style:list-style-name="L5">
      <style:text-properties officeooo:rsid="000deb3c" officeooo:paragraph-rsid="000deb3c"/>
    </style:style>
    <style:style style:name="P21" style:family="paragraph" style:parent-style-name="Text_20_body" style:list-style-name="L6">
      <style:text-properties officeooo:rsid="00108fa2" officeooo:paragraph-rsid="00108fa2"/>
    </style:style>
    <style:style style:name="P22" style:family="paragraph" style:parent-style-name="Text_20_body" style:list-style-name="L7">
      <style:text-properties officeooo:rsid="0013070e" officeooo:paragraph-rsid="0013070e"/>
    </style:style>
    <style:style style:name="P23" style:family="paragraph" style:parent-style-name="Text_20_body">
      <style:text-properties fo:font-style="italic" fo:font-weight="bold" officeooo:rsid="001522bc" officeooo:paragraph-rsid="001522bc" style:font-style-asian="italic" style:font-weight-asian="bold" style:font-style-complex="italic" style:font-weight-complex="bold"/>
    </style:style>
    <style:style style:name="P24" style:family="paragraph" style:parent-style-name="Text_20_body">
      <style:text-properties fo:font-style="italic" fo:font-weight="bold" officeooo:rsid="001c9f43" officeooo:paragraph-rsid="001c9f43" style:font-style-asian="italic" style:font-weight-asian="bold" style:font-style-complex="italic" style:font-weight-complex="bold"/>
    </style:style>
    <style:style style:name="P25" style:family="paragraph" style:parent-style-name="Text_20_body">
      <style:text-properties fo:font-style="italic" fo:font-weight="bold" officeooo:rsid="001e7ed8" officeooo:paragraph-rsid="001e7ed8" style:font-style-asian="italic" style:font-weight-asian="bold" style:font-style-complex="italic" style:font-weight-complex="bold"/>
    </style:style>
    <style:style style:name="P26" style:family="paragraph" style:parent-style-name="Text_20_body">
      <style:text-properties fo:font-style="normal" fo:font-weight="normal" officeooo:rsid="001894cf" officeooo:paragraph-rsid="001894cf" style:font-style-asian="normal" style:font-weight-asian="normal" style:font-style-complex="normal" style:font-weight-complex="normal"/>
    </style:style>
    <style:style style:name="P27" style:family="paragraph" style:parent-style-name="Text_20_body">
      <style:text-properties officeooo:rsid="001894cf" officeooo:paragraph-rsid="001894cf"/>
    </style:style>
    <style:style style:name="P28" style:family="paragraph" style:parent-style-name="Text_20_body" style:list-style-name="L9">
      <style:text-properties officeooo:rsid="001894cf" officeooo:paragraph-rsid="001894cf"/>
    </style:style>
    <style:style style:name="P29" style:family="paragraph" style:parent-style-name="Text_20_body">
      <style:text-properties officeooo:rsid="001ae83b" officeooo:paragraph-rsid="001ae83b"/>
    </style:style>
    <style:style style:name="P30" style:family="paragraph" style:parent-style-name="Text_20_body" style:list-style-name="L11">
      <style:text-properties officeooo:rsid="001ae83b" officeooo:paragraph-rsid="001ae83b"/>
    </style:style>
    <style:style style:name="P31" style:family="paragraph" style:parent-style-name="Text_20_body" style:list-style-name="L13">
      <style:text-properties officeooo:rsid="001ae83b" officeooo:paragraph-rsid="001ae83b"/>
    </style:style>
    <style:style style:name="P32" style:family="paragraph" style:parent-style-name="Text_20_body" style:list-style-name="L14">
      <style:text-properties officeooo:rsid="001ae83b" officeooo:paragraph-rsid="001ae83b"/>
    </style:style>
    <style:style style:name="P33" style:family="paragraph" style:parent-style-name="Text_20_body" style:list-style-name="L16">
      <style:text-properties officeooo:rsid="001ae83b" officeooo:paragraph-rsid="001ae83b"/>
    </style:style>
    <style:style style:name="P34" style:family="paragraph" style:parent-style-name="Text_20_body" style:list-style-name="L17">
      <style:text-properties officeooo:rsid="001ae83b" officeooo:paragraph-rsid="001ae83b"/>
    </style:style>
    <style:style style:name="P35" style:family="paragraph" style:parent-style-name="Text_20_body" style:list-style-name="L18">
      <style:text-properties officeooo:rsid="001ae83b" officeooo:paragraph-rsid="001ae83b"/>
    </style:style>
    <style:style style:name="P36" style:family="paragraph" style:parent-style-name="Text_20_body" style:list-style-name="L19">
      <style:text-properties officeooo:rsid="001ae83b" officeooo:paragraph-rsid="001ae83b"/>
    </style:style>
    <style:style style:name="P37" style:family="paragraph" style:parent-style-name="Text_20_body" style:list-style-name="L20">
      <style:text-properties officeooo:rsid="001ae83b" officeooo:paragraph-rsid="001ae83b"/>
    </style:style>
    <style:style style:name="P38" style:family="paragraph" style:parent-style-name="Text_20_body" style:list-style-name="L21">
      <style:text-properties officeooo:rsid="001ae83b" officeooo:paragraph-rsid="001ae83b"/>
    </style:style>
    <style:style style:name="P39" style:family="paragraph" style:parent-style-name="Text_20_body">
      <style:text-properties officeooo:rsid="001d5662" officeooo:paragraph-rsid="001d5662"/>
    </style:style>
    <style:style style:name="P40" style:family="paragraph" style:parent-style-name="Text_20_body">
      <style:text-properties officeooo:rsid="001e7ed8" officeooo:paragraph-rsid="001e7ed8"/>
    </style:style>
    <style:style style:name="P41" style:family="paragraph" style:parent-style-name="Text_20_body">
      <style:text-properties officeooo:rsid="0021b005" officeooo:paragraph-rsid="0021b005"/>
    </style:style>
    <style:style style:name="P42" style:family="paragraph" style:parent-style-name="Text_20_body">
      <style:text-properties officeooo:rsid="002483fe" officeooo:paragraph-rsid="002483fe"/>
    </style:style>
    <style:style style:name="P43" style:family="paragraph" style:parent-style-name="Text_20_body">
      <style:text-properties officeooo:rsid="00264a6c" officeooo:paragraph-rsid="00264a6c"/>
    </style:style>
    <style:style style:name="P44" style:family="paragraph" style:parent-style-name="Heading_20_1">
      <style:text-properties officeooo:paragraph-rsid="000b7f30"/>
    </style:style>
    <style:style style:name="P45" style:family="paragraph" style:parent-style-name="Heading_20_1">
      <style:text-properties officeooo:rsid="00108fa2" officeooo:paragraph-rsid="00108fa2"/>
    </style:style>
    <style:style style:name="T1" style:family="text">
      <style:text-properties style:text-underline-style="none" fo:font-weight="normal" officeooo:rsid="000b2c6d" style:font-weight-asian="normal" style:font-weight-complex="normal"/>
    </style:style>
    <style:style style:name="T2" style:family="text">
      <style:text-properties style:text-underline-style="none" fo:font-weight="normal" officeooo:rsid="000b33c6" style:font-weight-asian="normal" style:font-weight-complex="normal"/>
    </style:style>
    <style:style style:name="T3" style:family="text">
      <style:text-properties style:text-underline-style="none" fo:font-weight="normal" officeooo:rsid="000b7f30" style:font-weight-asian="normal" style:font-weight-complex="normal"/>
    </style:style>
    <style:style style:name="T4" style:family="text">
      <style:text-properties officeooo:rsid="000c890f"/>
    </style:style>
    <style:style style:name="T5" style:family="text">
      <style:text-properties fo:font-weight="bold" style:font-weight-asian="bold" style:font-weight-complex="bold"/>
    </style:style>
    <style:style style:name="T6" style:family="text">
      <style:text-properties officeooo:rsid="0011b417"/>
    </style:style>
    <style:style style:name="T7" style:family="text">
      <style:text-properties officeooo:rsid="0012163f"/>
    </style:style>
    <style:style style:name="T8" style:family="text">
      <style:text-properties fo:font-style="italic" fo:font-weight="bold" officeooo:rsid="0012163f" style:font-style-asian="italic" style:font-weight-asian="bold" style:font-style-complex="italic" style:font-weight-complex="bold"/>
    </style:style>
    <style:style style:name="T9" style:family="text">
      <style:text-properties officeooo:rsid="001723d4"/>
    </style:style>
    <style:style style:name="T10" style:family="text">
      <style:text-properties officeooo:rsid="00195c4f"/>
    </style:style>
    <style:style style:name="T11" style:family="text">
      <style:text-properties officeooo:rsid="001ae83b"/>
    </style:style>
    <style:style style:name="T12" style:family="text">
      <style:text-properties officeooo:rsid="001e7ed8"/>
    </style:style>
    <style:style style:name="T13" style:family="text">
      <style:text-properties officeooo:rsid="001fcb87"/>
    </style:style>
    <style:style style:name="T14" style:family="text">
      <style:text-properties officeooo:rsid="00230c10"/>
    </style:style>
    <style:style style:name="T15" style:family="text">
      <style:text-properties officeooo:rsid="002483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tories</text:p>
      <text:p text:style-name="P1"/>
      <text:h text:style-name="Heading_20_1" text:outline-level="1">Take attendance</text:h>
      <text:p text:style-name="P2"/>
      <text:p text:style-name="P2">Actors:</text:p>
      <text:list xml:id="list6196295763969855789" text:style-name="L1">
        <text:list-item>
          <text:p text:style-name="P16">Instructor</text:p>
        </text:list-item>
      </text:list>
      <text:p text:style-name="P2"/>
      <text:p text:style-name="P17"><text:span text:style-name="T1">At the beginning of a class period the instructor of the course wants to take attendance. The instructor opens the application and their home page is displayed. The home page shows a listing of all courses that the instructor is teaching for the week. If the list is short the instructor scrolls through the list of courses until the correct one is found. If the list is long, the instructor can search for the course by name and/or apply a series of filters to the list. Once the instructor has selected </text:span><text:span text:style-name="T2">the course the overview page is displayed. The overview page shows the number of scouts in the course and a listing of each requirement with the ratio of scouts that have completed that requirement. The instructor selects attendance from the menu. The screen first displays the current date which the </text:span><text:span text:style-name="T3">instructor</text:span><text:span text:style-name="T2"> can change to any other date to view or change attendance for that date. If the </text:span><text:span text:style-name="T3">instructor</text:span><text:span text:style-name="T2"> selects a past date the data will appear in read only mode and the </text:span><text:span text:style-name="T3">instructor</text:span><text:span text:style-name="T2"> </text:span><text:span text:style-name="T3">must</text:span><text:span text:style-name="T2"> confirm that they want to edit the attendance before they will be allowed to change it. </text:span><text:span text:style-name="T3">In edit mode the instructor sees a checklist of all the scouts in the course sorted in ascending order by last name and by default all of the scouts are checked indicating that they are present. The instructor reads off the names of the scouts one by one and unchecks each scout that is not present. When finished the instructor saves the attendance list which then switches to read only mode.</text:span></text:p>
      <text:h text:style-name="P44" text:outline-level="1">View courses</text:h>
      <text:p text:style-name="P3"/>
      <text:p text:style-name="P4">Actors:</text:p>
      <text:list xml:id="list7399730242151713595" text:style-name="L3">
        <text:list-item>
          <text:p text:style-name="P18">Instructor</text:p>
        </text:list-item>
      </text:list>
      <text:p text:style-name="P4">The instructor wants to view a list of courses that they are teaching for the week. The instructor opens the application which displays their home page. The home page contains a list of courses organized in ascending order by period. The instructor can view courses from past weeks by selecting that option. The instructor can also search for the course by name and/or apply a series of filters to the list. The list only contains courses the instructor is teaching and the instructor may not view <text:span text:style-name="T4">courses taught by other instructors.</text:span></text:p>
      <text:p text:style-name="P15"/>
      <text:h text:style-name="Heading_20_1" text:outline-level="1">Sign off on requirements</text:h>
      <text:p text:style-name="Text_20_body"/>
      <text:p text:style-name="P5">Actors:</text:p>
      <text:list xml:id="list8561597536672771652" text:style-name="L4">
        <text:list-item>
          <text:p text:style-name="P19">Instructor</text:p>
        </text:list-item>
      </text:list>
      <text:p text:style-name="P5">Preconditions:</text:p>
      <text:list xml:id="list6048394310511255120" text:style-name="L5">
        <text:list-item>
          <text:p text:style-name="P20">The instructor has already navigated to the course home page</text:p>
        </text:list-item>
        <text:list-item>
          <text:p text:style-name="P20">The instructor has taken attendance for the day</text:p>
        </text:list-item>
      </text:list>
      <text:p text:style-name="P14">The instructor wants to sign off on requirements that were covered in class for the day. From the course home page the instructor selects Requirements from the menu. This displays a list of requirements with check boxes. The instructor selects the requirements that were covered in class that day and clicks the Next button. The application displays a list of scouts that the requirements will be applied to which by default contains all of the scouts on the day’s attendance list. The instructor may modify the list by adding or deleting scouts. The instructor confirms the selection and the requirements are applied. The application returns to the Requirements screen.</text:p>
      <text:h text:style-name="P45" text:outline-level="1">Change scout record</text:h>
      <text:p text:style-name="P7"/>
      <text:p text:style-name="P6">Actors:</text:p>
      <text:list xml:id="list2653546900133178294" text:style-name="L6">
        <text:list-item>
          <text:p text:style-name="P21">Instructor</text:p>
        </text:list-item>
      </text:list>
      <text:p text:style-name="P6">A scout missed some requirement which was covered in class and has made it up. Now the instructor needs to update their record to reflect that. <text:span text:style-name="T5">Note: This can also be used to correct errors.</text:span></text:p>
      <text:p text:style-name="P8">Method One:</text:p>
      <text:p text:style-name="P10">The instructor needs to update requirements during class because a scout arrived late and missed part of the lesson. On the course home page, the instructor <text:span text:style-name="T6">selects Scouts from the menu. The application displays a list of scouts in the course. The instructor selects a scout and the application displays the list of requirements the scout has completed and those that the scout has not completed, both of which are clearly distinguished. The instructor has the option to delete requirements or add requirements. The instructor chooses to add requirements and a checklist of requirements that the scout does not have is displayed on the screen. The instructor selects the requirements they want to add and confirms the selection. The requirements are added and the instructor is returned to the overview of the scout.</text:span></text:p>
      <text:p text:style-name="P10"/>
      <text:p text:style-name="P9"><text:soft-page-break/>Method Two:</text:p>
      <text:p text:style-name="P11">The instructor needs to update requirements outside of class such as during siesta. The instructor opens the application <text:span text:style-name="T7">and sees their home page. From the menu the instructor selects Scouts. The application displays a list of all scouts in courses that the instructor teaches. The instructor scrolls the list to find the scout or uses the search box at the top of the page to filter the list. The instructor selects the scout and the application displays a list of all the courses that the scout is in which are taught by the instructor. The instructor selects the correct course from the list and the application displays a list of requirements that the scout has completed. The instructor may delete or add requirements. The instructor chooses to add requirements and the application displays a checklist of all requirements that the scout has not completed. The instructor selects the requirements they want to add and confirms the selection. The application returns to the scout’s requirements overview page. </text:span><text:span text:style-name="T8">This could probably be skipped in favor of using method one for both scenarios. Method one requires the same amount of information (scout name, course, period) as method two and involves less typing.</text:span></text:p>
      <text:h text:style-name="Heading_20_1" text:outline-level="1">Submit final paperwork</text:h>
      <text:p text:style-name="P13"/>
      <text:p text:style-name="P12">Actors:</text:p>
      <text:list xml:id="list4048659791966230914" text:style-name="L7">
        <text:list-item>
          <text:p text:style-name="P22">Instructor</text:p>
        </text:list-item>
      </text:list>
      <text:p text:style-name="P23">Note sure <text:span text:style-name="T9">this is necessary.</text:span></text:p>
      <text:p text:style-name="P26">The instructor needs to submit their finalized paperwork at the end of the week. The instructor opens the application and sees their home page. The instructor opens the menu and selects the Submit option. A warning is displayed indicating that the instructor will not be able to make changes after submitting the paperwork and asks for confirmation. The instructor confirms that they want to submit paperwork. The application flips the screen sideways and asks the instructor to provide a signature which will be submitted along with their finalized paperwork. The instructor uses their finger to sign their signature and clicks submit. The finalized paperwork is sent and week’s paperwork changes to read only mode.</text:p>
      <text:h text:style-name="Heading_20_1" text:outline-level="1">View the progress of a scout</text:h>
      <text:p text:style-name="Text_20_body"/>
      <text:p text:style-name="P27">Actors:</text:p>
      <text:list xml:id="list3841920425404825038" text:style-name="L9">
        <text:list-item>
          <text:p text:style-name="P28">Instructor</text:p>
        </text:list-item>
      </text:list>
      <text:p text:style-name="P27">A scoutmaster has asked to see the progress of one of his scouts in one of the instructor’s courses. The instructor asks the scoutmaster for the course name and period. The scoutmaster provides the information and the instructor opens the application which displays their home page. The instructor selects the <text:span text:style-name="T10">correct course and the course home page is displayed. The instructor opens the menu and selects Scouts and the application displays a list of all scouts in the course. The instructor asks the </text:span><text:soft-page-break/><text:span text:style-name="T10">scoutmaster for the name of the scout and enters the name in the search box at the top of the screen. The list of scouts is filtered down until the correct scout is displayed. The instructor selects the scout and the application displays the list of requirements that the scout has completed and those that the scout has not completed, both of which are clearly distinguished. The instructor shares the information with the scoutmaster.</text:span></text:p>
      <text:h text:style-name="Heading_20_1" text:outline-level="1">View scout</text:h>
      <text:p text:style-name="Text_20_body"/>
      <text:p text:style-name="P29">Actors:</text:p>
      <text:list xml:id="list2294655947822836898" text:style-name="L11">
        <text:list-item>
          <text:p text:style-name="P30">Program Director</text:p>
        </text:list-item>
      </text:list>
      <text:p text:style-name="P39">The program director needs to see information about a particular scout. The program director opens the application which displays their home page. From the menu the program director selects Scouts and the application displays a list of all the scouts in camp that week. The program director can either scroll through the list, or if the list is long they can apply filters or search the scout by name. <text:span text:style-name="T12">The program director selects the scout and their overview page is displayed.</text:span></text:p>
      <text:h text:style-name="Heading_20_1" text:outline-level="1">View troop</text:h>
      <text:p text:style-name="Text_20_body"/>
      <text:p text:style-name="P29">Actors</text:p>
      <text:list xml:id="list8344153751910084943" text:style-name="L13">
        <text:list-item>
          <text:p text:style-name="P31">Program Director</text:p>
        </text:list-item>
      </text:list>
      <text:p text:style-name="P24">Not sure this is necessary. This can probably be implemented using a troop number filter on the list of scouts.</text:p>
      <text:h text:style-name="Heading_20_1" text:outline-level="1">View courses a scout is taking</text:h>
      <text:p text:style-name="Text_20_body"/>
      <text:p text:style-name="P29">Actors</text:p>
      <text:list xml:id="list5964240973828937810" text:style-name="L14">
        <text:list-item>
          <text:p text:style-name="P32">Program Director</text:p>
        </text:list-item>
      </text:list>
      <text:p text:style-name="P25">Not necessary. This is the same as View Scout.</text:p>
      <text:h text:style-name="Heading_20_1" text:outline-level="1">Change the courses a scout is taking</text:h>
      <text:p text:style-name="Text_20_body"/>
      <text:p text:style-name="P29">Actors</text:p>
      <text:list xml:id="list640482844434494315" text:style-name="L16">
        <text:list-item>
          <text:p text:style-name="P33">Program Director</text:p>
        </text:list-item>
      </text:list>
      <text:p text:style-name="P29"><text:soft-page-break/></text:p>
      <text:p text:style-name="P40">The program director needs to move a scout from one course to another. The program director opens the application and selects Scouts and the application displays a list of every scout that is in camp for the current week. The program director either scrolls the list or applies filters and/or searches to find the correct scout. The program director selects the scout and the application displays the scout’s overview page containing all of the courses that scout is enrolled in. The program director can <text:span text:style-name="T13">choose to delete courses from the list or add courses to the list. To enroll a scout in a course the program director must first disenroll the scout from any courses taking place during the desired period. When the program director chooses to enroll a scout in a new course the application displays a list of all available courses for the week. The program director can filter the list according to course name or period. Each course in the list will show the number of scouts already enrolled. The program director selects the desired course and the scout is added to the course. When the program director chooses to disenroll a scout from a course the scout is removed from the course. If the disenrollment occurs after instruction has already began the scout’s progress in the course will be preserved on the instructor’s paperwork, but will become read only. The scout will receive a partial for the original course.</text:span></text:p>
      <text:h text:style-name="Heading_20_1" text:outline-level="1">Create user acco<text:span text:style-name="T11">u</text:span>nts</text:h>
      <text:p text:style-name="Text_20_body"/>
      <text:p text:style-name="P29">Actors</text:p>
      <text:list xml:id="list1673210751039700646" text:style-name="L17">
        <text:list-item>
          <text:p text:style-name="P34">Program Director</text:p>
        </text:list-item>
      </text:list>
      <text:p text:style-name="P41">The program director needs to create a new account for an instructor (camp staff member). The program director opens the application which displays the overview page. The program director selects Pending Requests from the menu which displays a list of all the account requests that have been submitted. Each request shows the email address and name of the person who made the request. To deny a request the program director selects the request and chooses the deny option. To approve the request the program director selects the request and the application opens a new page which allows the program director to grant instructor rights to particular courses. <text:span text:style-name="T14">To add instructor rights the program director selects the add option and the application displays all the courses available in camp with a check box next to each one. The program director can filter the list by searching or by period. The program director selects the desired courses and confirms the selection. The instructor account is granted rights to the selected courses and an activation email is sent to the email address in the request.</text:span></text:p>
      <text:h text:style-name="Heading_20_1" text:outline-level="1">Terminate user accounts</text:h>
      <text:p text:style-name="Text_20_body"/>
      <text:p text:style-name="P29">Actors</text:p>
      <text:list xml:id="list6260448620146600989" text:style-name="L18">
        <text:list-item>
          <text:p text:style-name="P35">Program Director</text:p>
        </text:list-item>
      </text:list>
      <text:p text:style-name="P42"><text:soft-page-break/>The program director needs to terminate an instructor account. The program director opens the application and their home page is displayed. The program director selects Instructors from the menu and the application displays a list of all Instructor accounts. The program director either scrolls through the list or searches by name for the instructor they want to terminate. The program director selects the instructor and the application displays a list of courses taught by the instructor. The program director opens the options menu and selects terminate. A warning message is displayed indicating that this action is irreversible and will take effect immediately, leaving any courses taught by that instructor without an instructor. The program director confirms and the account is deleted.</text:p>
      <text:h text:style-name="Heading_20_1" text:outline-level="1">View user accounts</text:h>
      <text:p text:style-name="Text_20_body"/>
      <text:p text:style-name="P29">Actors</text:p>
      <text:list xml:id="list6235487319562489486" text:style-name="L19">
        <text:list-item>
          <text:p text:style-name="P36">Program Directo<text:span text:style-name="T15">r</text:span></text:p>
        </text:list-item>
      </text:list>
      <text:p text:style-name="P42">The program director wants to see a list of instructors. The program director opens the application and the overview page is displayed. The program director selects Instructors from the menu and a list of all instructors is displayed.</text:p>
      <text:h text:style-name="Heading_20_1" text:outline-level="1">Change user account permissions</text:h>
      <text:p text:style-name="Text_20_body"/>
      <text:p text:style-name="P29">Actors</text:p>
      <text:list xml:id="list2552721558006098243" text:style-name="L20">
        <text:list-item>
          <text:p text:style-name="P37">Program Director</text:p>
        </text:list-item>
      </text:list>
      <text:p text:style-name="P43">The program director needs to update the courses that instructor is teaching. The program director opens the application and the overview page is displayed. The program director selects Instructors from the menu and a list of all instructors is displayed. The program director scrolls through the list or searches/filters the list until the desired instructor is found. The program director selects the instructor and the application displays the list of courses the instructor is teaching. <text:span text:style-name="T14">To add instructor rights the program director selects the add option and the application displays all the courses available in camp with a check box next to each one. The program director can filter the list by searching or by period. The program director selects the desired courses and confirms the selection. The instructor account is granted rights to the selected courses and an activation email is sent to the email address in the request. </text:span>To remove the rights to a course the program director selects the course and deletes it.</text:p>
      <text:h text:style-name="Heading_20_1" text:outline-level="1">Create paperwork for the week</text:h>
      <text:p text:style-name="Text_20_body"/>
      <text:p text:style-name="P29">Actors</text:p>
      <text:list xml:id="list5023779741979168454" text:style-name="L21">
        <text:list-item>
          <text:p text:style-name="P38"><text:soft-page-break/>Program Director</text:p>
        </text:list-item>
      </text:list>
      <text:p text:style-name="P43">The program director needs to create paperwork for a new week of camp. At the beginning of a new camp week the program director opens the application and their home page is displayed. Instead of a list of courses that are being taught for the week the program director is greeted with a message that indicates that no courses have been created for the current date. Below the message is a button that says Create Courses. The program director selects the button and a new page opens asking for the start date, end date, week number, and spreadsheet to create paperwork from. The start date defaults to the current date, the end date defaults to seven days after the start date, the week number defaults to one greater than the most recently used week number for the current year. The program director makes whatever changes are necessary and browses their device for the spreadsheet for the current week. The program director confirms the creation and paperwork creation beg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1:33:41.940481487</meta:creation-date>
    <meta:generator>LibreOffice/5.1.4.2$Linux_X86_64 LibreOffice_project/10m0$Build-2</meta:generator>
    <dc:date>2016-11-07T22:47:07.698532192</dc:date>
    <meta:editing-duration>PT20M8S</meta:editing-duration>
    <meta:editing-cycles>6</meta:editing-cycles>
    <meta:document-statistic meta:table-count="0" meta:image-count="0" meta:object-count="0" meta:page-count="7" meta:paragraph-count="69" meta:word-count="2269" meta:character-count="13571" meta:non-whitespace-character-count="11388"/>
  </office:meta>
</office:document-meta>
</file>